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UserInfo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Info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PortalApplication.userIsAccessing(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UserInfo.isUserInRole( final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UserInfo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PortalApplication.userWillLogout( final User user , final Map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alUserInfo.getGrou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alUserInfo.PortalUserInfo( final User aUs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andardPortalApplication.userDidLogin( final User user , final Map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PortalApplication.setPortalService( PortalService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